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40b" officeooo:paragraph-rsid="00151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I am Anoushk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05:29:20.391008100</meta:creation-date>
    <dc:date>2025-06-05T05:29:35.187864500</dc:date>
    <meta:editing-duration>PT15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25.2.2.2$Windows_X86_64 LibreOffice_project/7370d4be9e3cf6031a51beef54ff3bda878e3fac</meta:generator>
  </office:meta>
</office:document-meta>
</file>